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T6" style:parent-style-name="Standaardalinea-lettertype" style:family="text">
      <style:text-properties fo:font-style="italic" style:font-style-asian="italic" style:font-style-complex="italic"/>
    </style:style>
    <style:style style:name="P7" style:parent-style-name="Lijstalinea" style:family="paragraph">
      <style:paragraph-properties fo:margin-left="0.9833in">
        <style:tab-stops/>
      </style:paragraph-properties>
      <style:text-properties fo:language="en" fo:country="US"/>
    </style:style>
    <style:style style:name="P8" style:parent-style-name="Lijstalinea" style:family="paragraph">
      <style:paragraph-properties fo:margin-left="0.9833in">
        <style:tab-stops/>
      </style:paragraph-properties>
      <style:text-properties fo:language="en" fo:country="US"/>
    </style:style>
    <style:style style:name="P9" style:parent-style-name="Lijstalinea" style:family="paragraph">
      <style:paragraph-properties fo:margin-left="0.9833in">
        <style:tab-stops/>
      </style:paragraph-properties>
      <style:text-properties fo:language="en" fo:country="US"/>
    </style:style>
    <style:style style:name="P10" style:parent-style-name="Lijstalinea" style:family="paragraph">
      <style:paragraph-properties fo:margin-left="0.9833in">
        <style:tab-stops/>
      </style:paragraph-properties>
      <style:text-properties fo:language="en" fo:country="US"/>
    </style:style>
    <style:style style:name="P11" style:parent-style-name="Lijstalinea" style:family="paragraph">
      <style:paragraph-properties fo:margin-left="0.9833in">
        <style:tab-stops/>
      </style:paragraph-properties>
    </style:style>
    <style:style style:name="P12" style:parent-style-name="Lijstalinea" style:family="paragraph">
      <style:paragraph-properties fo:margin-left="0.9833in">
        <style:tab-stops/>
      </style:paragraph-properties>
    </style:style>
    <style:style style:name="T13" style:parent-style-name="Standaardalinea-lettertype" style:family="text">
      <style:text-properties fo:language="en" fo:country="US"/>
    </style:style>
    <style:style style:name="T14" style:parent-style-name="Standaardalinea-lettertype" style:family="text">
      <style:text-properties fo:font-style="italic" style:font-style-asian="italic" style:font-style-complex="italic" fo:language="en" fo:country="US"/>
    </style:style>
    <style:style style:name="T15" style:parent-style-name="Standaardalinea-lettertype" style:family="text">
      <style:text-properties fo:font-style="italic" style:font-style-asian="italic" style:font-style-complex="italic" fo:language="en" fo:country="US"/>
    </style:style>
    <style:style style:name="T16" style:parent-style-name="Standaardalinea-lettertype" style:family="text">
      <style:text-properties fo:font-style="italic" style:font-style-asian="italic" style:font-style-complex="italic" fo:language="en" fo:country="US"/>
    </style:style>
    <style:style style:name="T17" style:parent-style-name="Standaardalinea-lettertype" style:family="text">
      <style:text-properties fo:language="en" fo:country="US"/>
    </style:style>
    <style:style style:name="P18" style:parent-style-name="Lijstalinea" style:list-style-name="LFO1" style:family="paragraph"/>
    <style:style style:name="TableColumn20" style:family="table-column">
      <style:table-column-properties style:column-width="1.9673in"/>
    </style:style>
    <style:style style:name="TableColumn21" style:family="table-column">
      <style:table-column-properties style:column-width="1.909in"/>
    </style:style>
    <style:style style:name="TableColumn22" style:family="table-column">
      <style:table-column-properties style:column-width="1.9166in"/>
    </style:style>
    <style:style style:name="Table19" style:family="table">
      <style:table-properties style:width="5.793in" fo:margin-left="0.5in" table:align="lef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Lijstalinea" style:family="paragraph">
      <style:paragraph-properties fo:margin-bottom="0in" fo:line-height="100%" fo:margin-left="0in">
        <style:tab-stops/>
      </style:paragraph-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Lijstalinea" style:family="paragraph">
      <style:paragraph-properties fo:margin-bottom="0in" fo:line-height="100%" fo:margin-left="0in">
        <style:tab-stops/>
      </style:paragraph-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Lijstalinea" style:family="paragraph">
      <style:paragraph-properties fo:margin-bottom="0in" fo:line-height="100%" fo:margin-left="0in">
        <style:tab-stops/>
      </style:paragraph-properties>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Lijstalinea" style:family="paragraph">
      <style:paragraph-properties fo:margin-bottom="0in" fo:line-height="100%" fo:margin-left="0in">
        <style:tab-stops/>
      </style:paragraph-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Lijstalinea" style:family="paragraph">
      <style:paragraph-properties fo:margin-bottom="0in" fo:line-height="100%" fo:margin-left="0in">
        <style:tab-stops/>
      </style:paragraph-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Lijstalinea" style:family="paragraph">
      <style:paragraph-properties fo:margin-bottom="0in" fo:line-height="100%" fo:margin-left="0in">
        <style:tab-stops/>
      </style:paragraph-properties>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Lijstalinea" style:family="paragraph">
      <style:paragraph-properties fo:margin-bottom="0in" fo:line-height="100%" fo:margin-left="0in">
        <style:tab-stops/>
      </style:paragraph-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Lijstalinea" style:family="paragraph">
      <style:paragraph-properties fo:margin-bottom="0in" fo:line-height="100%" fo:margin-left="0in">
        <style:tab-stops/>
      </style:paragraph-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Lijstalinea" style:family="paragraph">
      <style:paragraph-properties fo:margin-bottom="0in" fo:line-height="100%" fo:margin-left="0in">
        <style:tab-stops/>
      </style:paragraph-propertie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Lijstalinea" style:family="paragraph">
      <style:paragraph-properties fo:margin-bottom="0in" fo:line-height="100%" fo:margin-left="0in">
        <style:tab-stops/>
      </style:paragraph-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Lijstalinea" style:family="paragraph">
      <style:paragraph-properties fo:margin-bottom="0in" fo:line-height="100%" fo:margin-left="0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Lijstalinea" style:family="paragraph">
      <style:paragraph-properties fo:margin-bottom="0in" fo:line-height="100%" fo:margin-left="0in">
        <style:tab-stops/>
      </style:paragraph-propertie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Lijstalinea" style:family="paragraph">
      <style:paragraph-properties fo:margin-bottom="0in" fo:line-height="100%" fo:margin-left="0in">
        <style:tab-stops/>
      </style:paragraph-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Lijstalinea" style:family="paragraph">
      <style:paragraph-properties fo:margin-bottom="0in" fo:line-height="100%" fo:margin-left="0in">
        <style:tab-stops/>
      </style:paragraph-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Lijstalinea" style:family="paragraph">
      <style:paragraph-properties fo:margin-bottom="0in" fo:line-height="100%" fo:margin-left="0in">
        <style:tab-stops/>
      </style:paragraph-properties>
    </style:style>
    <style:style style:name="P58" style:parent-style-name="Lijstalinea" style:list-style-name="LFO1" style:family="paragraph"/>
    <style:style style:name="P59" style:parent-style-name="Lijstalinea" style:list-style-name="LFO1" style:family="paragraph"/>
    <style:style style:name="P60" style:parent-style-name="Lijstalinea" style:list-style-name="LFO1" style:family="paragraph"/>
  </office:automatic-styles>
  <office:body>
    <office:text text:use-soft-page-breaks="true">
      <text:p text:style-name="P1">Agenda BPEXA met opdrachtgever 13</text:p>
      <text:p text:style-name="Standaard">Datum: 15-12-2021 Locatie: Zoom Tijdstip: 09:00</text:p>
      <text:p text:style-name="Standaard">Opdrachtgever: Evelien Jongepier</text:p>
      <text:p text:style-name="Standaard">Begeleider: Jeroen Pijpe</text:p>
      <text:list text:style-name="LFO1" text:continue-numbering="true">
        <text:list-item>
          <text:p text:style-name="P2">Opening</text:p>
        </text:list-item>
      </text:list>
      <text:p text:style-name="Lijstalinea">Datum: 15-12-2021</text:p>
      <text:p text:style-name="Lijstalinea">Tijd: 9:00u</text:p>
      <text:p text:style-name="Lijstalinea"/>
      <text:p text:style-name="Lijstalinea">Aanwezigen:<text:s/></text:p>
      <text:p text:style-name="Lijstalinea">Chezley van Veen</text:p>
      <text:p text:style-name="Lijstalinea">Selena Impink</text:p>
      <text:p text:style-name="Lijstalinea">Thomas den Hamer</text:p>
      <text:p text:style-name="Lijstalinea">Evelien Jongepier</text:p>
      <text:p text:style-name="Lijstalinea">Noa van Daatselaar</text:p>
      <text:p text:style-name="Lijstalinea"/>
      <text:p text:style-name="Lijstalinea">Notulist:</text:p>
      <text:p text:style-name="Lijstalinea">Noa van Daatselaar</text:p>
      <text:list text:style-name="LFO1" text:continue-numbering="true">
        <text:list-item>
          <text:p text:style-name="P3">Mededelingen</text:p>
        </text:list-item>
      </text:list>
      <text:p text:style-name="Lijstalinea">x</text:p>
      <text:list text:style-name="LFO1" text:continue-numbering="true">
        <text:list-item>
          <text:p text:style-name="P4">Extra agendapunten</text:p>
        </text:list-item>
      </text:list>
      <text:p text:style-name="Lijstalinea">x</text:p>
      <text:list text:style-name="LFO1" text:continue-numbering="true">
        <text:list-item>
          <text:p text:style-name="P5">Progressie</text:p>
        </text:list-item>
      </text:list>
      <text:p text:style-name="Lijstalinea">Chezley’s individuelen taak is implementeren van schema’s in de pipeline. Hij heeft problemen met de main branch, want er zijn conflicten ontstaan. Hierdoor kan hij niet de huidige versie pullen. Er is een nieuwe branch aangemaakt<text:s/><text:span text:style-name="T6">schemas</text:span><text:s/>waarbij de changes gecommit zijn. De schama’s zien er goed uit. De pipeline moet nog wel getest worden en samengevoegd worden met de main branch.<text:s/></text:p>
      <text:p text:style-name="Lijstalinea"/>
      <text:p text:style-name="Lijstalinea">Noa’s individuelen taak is implementeren van help functie en README. Correctie vorige notulen:<text:s/>help functie moet kort zijn, dat is wel uitgevoerd.<text:s/>De README-commando’s aanpassen op deze manier:<text:s/></text:p>
      <text:p text:style-name="P7">Additionally, read coverage per lineage is computed.</text:p>
      <text:p text:style-name="P8"/>
      <text:p text:style-name="P9">```bash</text:p>
      <text:p text:style-name="P10">export PATH=$PATH:./scripts/</text:p>
      <text:p text:style-name="P11">collect-classifications.sh</text:p>
      <text:p text:style-name="P12">```</text:p>
      <text:p text:style-name="Lijstalinea"/>
      <text:p text:style-name="Lijstalinea">Selena’s individuelen taak is implentateren van de feedback op de pipeline. Bij het report worden de afbeelden niet meegenomen.<text:s/><text:span text:style-name="T13">De error<text:s/></text:span><text:span text:style-name="T14">failed to convert image to png with imagemagic</text:span><text:span text:style-name="T15">k</text:span><text:span text:style-name="T16"><text:s/></text:span><text:span text:style-name="T17">trad op.<text:s/></text:span>De plots<text:s/>zijn aanwezig in de path, met het figuur zelf is niets mis mee. Het gemaakt RST-bestand is goed toegevoegd.<text:s/></text:p>
      <text:p text:style-name="Lijstalinea"/>
      <text:p text:style-name="Lijstalinea">Vandaag alle individuelen in de main branch zetten, dan zal Evelien proberen voor vrijdag om naar het report te kijken.<text:s/></text:p>
      <text:p text:style-name="Lijstalinea"/>
      <text:soft-page-break/>
      <text:list text:style-name="LFO1" text:continue-numbering="true">
        <text:list-item>
          <text:p text:style-name="P18">Planning volgende week</text:p>
        </text:list-item>
      </text:list>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Wat</text:p>
          </table:table-cell>
          <table:table-cell table:style-name="TableCell26">
            <text:p text:style-name="P27">Wie</text:p>
          </table:table-cell>
          <table:table-cell table:style-name="TableCell28">
            <text:p text:style-name="P29">Wanneer</text:p>
          </table:table-cell>
        </table:table-row>
        <table:table-row table:style-name="TableRow30">
          <table:table-cell table:style-name="TableCell31">
            <text:p text:style-name="P32">Schema’s testen en implementeren in main branch</text:p>
          </table:table-cell>
          <table:table-cell table:style-name="TableCell33">
            <text:p text:style-name="P34">Chezely</text:p>
          </table:table-cell>
          <table:table-cell table:style-name="TableCell35">
            <text:p text:style-name="P36">16-12-2021</text:p>
          </table:table-cell>
        </table:table-row>
        <table:table-row table:style-name="TableRow37">
          <table:table-cell table:style-name="TableCell38">
            <text:p text:style-name="P39">README verbeteren</text:p>
          </table:table-cell>
          <table:table-cell table:style-name="TableCell40">
            <text:p text:style-name="P41">Noa</text:p>
          </table:table-cell>
          <table:table-cell table:style-name="TableCell42">
            <text:p text:style-name="P43">16-12-2021</text:p>
          </table:table-cell>
        </table:table-row>
        <table:table-row table:style-name="TableRow44">
          <table:table-cell table:style-name="TableCell45">
            <text:p text:style-name="P46">Individuelen taken verslag</text:p>
          </table:table-cell>
          <table:table-cell table:style-name="TableCell47">
            <text:p text:style-name="P48">Chezley, Noa, Selena, Thomas</text:p>
          </table:table-cell>
          <table:table-cell table:style-name="TableCell49">
            <text:p text:style-name="P50">24-12-2021</text:p>
          </table:table-cell>
        </table:table-row>
        <table:table-row table:style-name="TableRow51">
          <table:table-cell table:style-name="TableCell52">
            <text:p text:style-name="P53">Deadline verslag</text:p>
          </table:table-cell>
          <table:table-cell table:style-name="TableCell54">
            <text:p text:style-name="P55"/>
          </table:table-cell>
          <table:table-cell table:style-name="TableCell56">
            <text:p text:style-name="P57">21-01-2022</text:p>
          </table:table-cell>
        </table:table-row>
      </table:table>
      <text:p text:style-name="Standaard"/>
      <text:p text:style-name="Lijstalinea">Flowdiagram in report opnemen in<text:s/>het<text:s/>verslag met DAG:<text:s/><text:a xlink:href="https://snakemake.readthedocs.io/en/stable/tutorial/basics.html#step-4-indexing-read-alignments-and-visualizing-the-dag-of-jobs" office:target-frame-name="_top" xlink:show="replace"><text:span text:style-name="Hyperlink">https://snakemake.readthedocs.io/en/stable/tutorial/basics.html#step-4-indexing-read-alignments-and-visualizing-the-dag-of-jobs</text:span></text:a><text:s/></text:p>
      <text:p text:style-name="Lijstalinea">De staticks bespreken bij resultaten en discussie.<text:s/></text:p>
      <text:p text:style-name="Lijstalinea">Evelien gaat proberen<text:s/>de<text:s/>pipeline<text:s/>helemaal<text:s/>te runnen<text:s/>voor haar vakantie.<text:s/></text:p>
      <text:p text:style-name="Lijstalinea"/>
      <text:p text:style-name="Lijstalinea"/>
      <text:list text:style-name="LFO1" text:continue-numbering="true">
        <text:list-item>
          <text:p text:style-name="P58">Vragen?</text:p>
        </text:list-item>
      </text:list>
      <text:p text:style-name="Lijstalinea">21 januari deadline verslag</text:p>
      <text:p text:style-name="Lijstalinea">Er is een testpersoon waarschijnlijk gevonden.<text:s/></text:p>
      <text:p text:style-name="Lijstalinea"/>
      <text:list text:style-name="LFO1" text:continue-numbering="true">
        <text:list-item>
          <text:p text:style-name="P59">Volgende vergadering</text:p>
        </text:list-item>
      </text:list>
      <text:p text:style-name="Lijstalinea">Woensdag<text:s/>12<text:s/>januari<text:s/>2022<text:s/>om<text:s/>9u<text:s/>in Zooom</text:p>
      <text:p text:style-name="Lijstalinea"/>
      <text:list text:style-name="LFO1" text:continue-numbering="true">
        <text:list-item>
          <text:p text:style-name="P60">Afsluiting</text:p>
        </text:list-item>
      </text:list>
      <text:p text:style-name="Lijstalinea">Tijd:<text:s/>9.23u</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auto-update="true">
      <style:paragraph-properties style:vertical-align="baseline" fo:margin-bottom="0in" fo:line-height="100%"/>
      <style:text-properties style:font-name="Calibri" style:font-name-asian="Calibri" style:font-name-complex="Times New Roman"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atselaar, Noa van</meta:initial-creator>
    <dc:creator>Daatselaar, Noa van</dc:creator>
    <meta:creation-date>2021-12-15T07:59:00Z</meta:creation-date>
    <dc:date>2021-12-15T08:46:00Z</dc:date>
    <meta:template xlink:href="Normal.dotm" xlink:type="simple"/>
    <meta:editing-cycles>3</meta:editing-cycles>
    <meta:editing-duration>PT2760S</meta:editing-duration>
    <meta:document-statistic meta:page-count="2" meta:paragraph-count="4" meta:word-count="363" meta:character-count="2357" meta:row-count="16" meta:non-whitespace-character-count="1998"/>
  </office:meta>
</office:document-meta>
</file>